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d1d75" draw:fill-color="#bf819e" draw:textarea-horizontal-align="justify" draw:textarea-vertical-align="middle" draw:auto-grow-height="false" fo:min-height="0.785cm" fo:min-width="2.8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1.482cm"/>
      <style:paragraph-properties style:writing-mode="lr-tb"/>
    </style:style>
    <style:style style:name="gr3" style:family="graphic" style:parent-style-name="objectwithoutfill">
      <style:graphic-properties svg:stroke-width="0.053cm" svg:stroke-color="#706e0c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0.127cm"/>
      <style:paragraph-properties style:writing-mode="lr-tb"/>
    </style:style>
    <style:style style:name="P1" style:family="paragraph">
      <loext:graphic-properties draw:fill-color="#bf819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18cm" svg:height="1.035cm" svg:x="12.722cm" svg:y="11.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82cm" svg:height="0.987cm" svg:x="12.873cm" svg:y="11.93cm">
          <draw:text-box>
            <text:p>q_1h</text:p>
          </draw:text-box>
        </draw:frame>
        <draw:line draw:style-name="gr3" draw:text-style-name="P3" draw:layer="layout" svg:x1="9.255cm" svg:y1="14.017cm" svg:x2="12.43cm" svg:y2="12.43cm">
          <text:p/>
        </draw:line>
        <draw:custom-shape draw:style-name="gr1" draw:text-style-name="P1" draw:layer="layout" svg:width="3.318cm" svg:height="1.035cm" svg:x="12.722cm" svg:y="13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18cm" svg:height="1.035cm" svg:x="12.722cm" svg:y="16.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82cm" svg:height="0.987cm" svg:x="12.873cm" svg:y="13.331cm">
          <draw:text-box>
            <text:p>q_2h</text:p>
          </draw:text-box>
        </draw:frame>
        <draw:frame draw:style-name="gr2" draw:text-style-name="P2" draw:layer="layout" svg:width="2.013cm" svg:height="0.987cm" svg:x="12.873cm" svg:y="16.132cm">
          <draw:text-box>
            <text:p>q_2w</text:p>
          </draw:text-box>
        </draw:frame>
        <draw:frame draw:style-name="gr4" draw:text-style-name="P2" draw:layer="layout" svg:width="1.035cm" svg:height="0.987cm" svg:x="13.573cm" svg:y="14.431cm">
          <draw:text-box>
            <text:p>...</text:p>
          </draw:text-box>
        </draw:frame>
        <draw:custom-shape draw:style-name="gr1" draw:text-style-name="P1" draw:layer="layout" svg:width="3.318cm" svg:height="1.035cm" svg:x="5.622cm" svg:y="13.9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03cm" svg:height="0.987cm" svg:x="5.974cm" svg:y="14.032cm">
          <draw:text-box>
            <text:p>default</text:p>
          </draw:text-box>
        </draw:frame>
        <draw:frame draw:style-name="gr4" draw:text-style-name="P2" draw:layer="layout" svg:width="3.431cm" svg:height="0.987cm" svg:x="5.475cm" svg:y="12.733cm">
          <draw:text-box>
            <text:p>ROUTING</text:p>
          </draw:text-box>
        </draw:frame>
        <draw:frame draw:style-name="gr4" draw:text-style-name="P2" draw:layer="layout" svg:width="4.206cm" svg:height="0.987cm" svg:x="12.276cm" svg:y="10.634cm">
          <draw:text-box>
            <text:p>EXECUTION</text:p>
          </draw:text-box>
        </draw:frame>
        <draw:line draw:style-name="gr3" draw:text-style-name="P3" draw:layer="layout" svg:x1="9.255cm" svg:y1="14.335cm" svg:x2="12.43cm" svg:y2="13.7cm">
          <text:p/>
        </draw:line>
        <draw:line draw:style-name="gr3" draw:text-style-name="P3" draw:layer="layout" svg:x1="9.255cm" svg:y1="14.652cm" svg:x2="12.43cm" svg:y2="16.5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8T12:56:15.226439664</dc:date>
    <meta:editing-duration>PT39M42S</meta:editing-duration>
    <meta:editing-cycles>5</meta:editing-cycles>
    <meta:generator>LibreOffice/7.3.6.2$Linux_X86_64 LibreOffice_project/30$Build-2</meta:generator>
    <meta:document-statistic meta:object-count="14"/>
  </office:meta>
</office:document-meta>
</file>